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3.8125in"/>
    </style:style>
    <style:style style:name="Table1.A1" style:family="table-cell">
      <style:table-cell-properties fo:background-color="#dddddd" fo:padding="0.0382in" fo:border="0.05pt solid #000000">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1.7313in" style:rel-column-width="16383*"/>
    </style:style>
    <style:style style:name="RevisionHistory.D" style:family="table-column">
      <style:table-column-properties style:column-width="1.7313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2" style:family="table-row">
      <style:table-row-properties style:min-row-height="0.2903in"/>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RevisionHistory.B3" style:family="table-cell">
      <style:table-cell-properties fo:background-color="transparent" fo:padding="0.0382in" fo:border-left="0.05pt solid #000000" fo:border-right="none"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2" style:family="table-row">
      <style:table-row-properties style:min-row-height="0.6653in"/>
    </style:style>
    <style:style style:name="Table2.A2" style:family="table-cell">
      <style:table-cell-properties style:vertical-align=""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5625in"/>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4" style:family="table-row">
      <style:table-row-properties style:min-row-height="0.9472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ambria" fo:font-size="36pt" officeooo:rsid="001cf0b0" officeooo:paragraph-rsid="001cf0b0" style:font-size-asian="36pt" style:font-size-complex="36pt"/>
    </style:style>
    <style:style style:name="P2" style:family="paragraph" style:parent-style-name="Standard">
      <style:paragraph-properties fo:text-align="center" style:justify-single-word="false"/>
      <style:text-properties style:font-name="Cambria" fo:font-size="12pt" officeooo:rsid="001cf0b0" officeooo:paragraph-rsid="001cf0b0" style:font-size-asian="10.5pt" style:font-size-complex="12pt"/>
    </style:style>
    <style:style style:name="P3" style:family="paragraph" style:parent-style-name="Standard">
      <style:paragraph-properties fo:text-align="start" style:justify-single-word="false"/>
      <style:text-properties style:font-name="Cambria" fo:font-size="12pt" officeooo:rsid="001cf0b0" officeooo:paragraph-rsid="001cf0b0" style:font-size-asian="10.5pt" style:font-size-complex="12pt"/>
    </style:style>
    <style:style style:name="P4" style:family="paragraph" style:parent-style-name="Standard">
      <style:paragraph-properties fo:text-align="start" style:justify-single-word="false"/>
      <style:text-properties style:font-name="Cambria" fo:font-size="12pt" officeooo:rsid="001ea875" officeooo:paragraph-rsid="001ea875" style:font-size-asian="10.5pt" style:font-size-complex="12pt"/>
    </style:style>
    <style:style style:name="P5" style:family="paragraph" style:parent-style-name="Standard">
      <style:paragraph-properties fo:text-align="start" style:justify-single-word="false"/>
      <style:text-properties style:font-name="Cambria" fo:font-size="12pt" officeooo:rsid="00204b82" officeooo:paragraph-rsid="00204b82" style:font-size-asian="10.5pt" style:font-size-complex="12pt"/>
    </style:style>
    <style:style style:name="P6" style:family="paragraph" style:parent-style-name="Standard">
      <style:paragraph-properties fo:text-align="start" style:justify-single-word="false"/>
      <style:text-properties style:font-name="Cambria" fo:font-size="12pt" officeooo:rsid="00216a0e" officeooo:paragraph-rsid="00216a0e" style:font-size-asian="10.5pt" style:font-size-complex="12pt"/>
    </style:style>
    <style:style style:name="P7" style:family="paragraph" style:parent-style-name="Standard">
      <style:paragraph-properties fo:text-align="start" style:justify-single-word="false"/>
      <style:text-properties style:font-name="Cambria" fo:font-size="12pt" officeooo:rsid="00216a0e" officeooo:paragraph-rsid="0023aa02" style:font-size-asian="10.5pt" style:font-size-complex="12pt"/>
    </style:style>
    <style:style style:name="P8" style:family="paragraph" style:parent-style-name="Standard">
      <style:paragraph-properties fo:text-align="start" style:justify-single-word="false"/>
      <style:text-properties style:font-name="Cambria" fo:font-size="12pt" officeooo:rsid="00216a0e" officeooo:paragraph-rsid="0024b539" style:font-size-asian="10.5pt" style:font-size-complex="12pt"/>
    </style:style>
    <style:style style:name="P9" style:family="paragraph" style:parent-style-name="Standard">
      <style:paragraph-properties fo:text-align="start" style:justify-single-word="false"/>
      <style:text-properties style:font-name="Cambria" fo:font-size="12pt" officeooo:rsid="00227e57" officeooo:paragraph-rsid="00227e57" style:font-size-asian="10.5pt" style:font-size-complex="12pt"/>
    </style:style>
    <style:style style:name="P10" style:family="paragraph" style:parent-style-name="Standard">
      <style:paragraph-properties fo:text-align="start" style:justify-single-word="false"/>
      <style:text-properties style:font-name="Cambria" fo:font-size="12pt" officeooo:rsid="00227e57" officeooo:paragraph-rsid="0023aa02" style:font-size-asian="10.5pt" style:font-size-complex="12pt"/>
    </style:style>
    <style:style style:name="P11" style:family="paragraph" style:parent-style-name="Standard">
      <style:paragraph-properties fo:text-align="start" style:justify-single-word="false"/>
      <style:text-properties style:font-name="Cambria" fo:font-size="12pt" officeooo:rsid="00227e57" officeooo:paragraph-rsid="00271e15" style:font-size-asian="10.5pt" style:font-size-complex="12pt"/>
    </style:style>
    <style:style style:name="P12" style:family="paragraph" style:parent-style-name="Standard">
      <style:paragraph-properties fo:text-align="start" style:justify-single-word="false"/>
      <style:text-properties style:font-name="Cambria" fo:font-size="12pt" officeooo:rsid="0023aa02" officeooo:paragraph-rsid="0023aa02" style:font-size-asian="10.5pt" style:font-size-complex="12pt"/>
    </style:style>
    <style:style style:name="P13" style:family="paragraph" style:parent-style-name="Standard">
      <style:paragraph-properties fo:text-align="start" style:justify-single-word="false"/>
      <style:text-properties style:font-name="Cambria" fo:font-size="12pt" officeooo:rsid="00246d65" officeooo:paragraph-rsid="0023aa02" style:font-size-asian="10.5pt" style:font-size-complex="12pt"/>
    </style:style>
    <style:style style:name="P14" style:family="paragraph" style:parent-style-name="Standard">
      <style:paragraph-properties fo:text-align="start" style:justify-single-word="false"/>
      <style:text-properties style:font-name="Cambria" fo:font-size="12pt" fo:font-style="italic" officeooo:rsid="00216a0e" officeooo:paragraph-rsid="00216a0e" style:font-size-asian="10.5pt" style:font-style-asian="italic" style:font-size-complex="12pt" style:font-style-complex="italic"/>
    </style:style>
    <style:style style:name="P15" style:family="paragraph" style:parent-style-name="Standard">
      <style:paragraph-properties fo:text-align="start" style:justify-single-word="false"/>
      <style:text-properties style:font-name="Cambria" fo:font-size="12pt" fo:font-style="italic" officeooo:rsid="00227e57" officeooo:paragraph-rsid="00227e57" style:font-size-asian="10.5pt" style:font-style-asian="italic" style:font-size-complex="12pt" style:font-style-complex="italic"/>
    </style:style>
    <style:style style:name="P16" style:family="paragraph" style:parent-style-name="Standard">
      <style:paragraph-properties fo:text-align="start" style:justify-single-word="false"/>
      <style:text-properties style:font-name="Cambria" fo:font-size="12pt" fo:font-style="italic" officeooo:rsid="0023aa02" officeooo:paragraph-rsid="00271e15" style:font-size-asian="10.5pt" style:font-style-asian="italic" style:font-size-complex="12pt" style:font-style-complex="italic"/>
    </style:style>
    <style:style style:name="P17" style:family="paragraph" style:parent-style-name="Standard">
      <style:paragraph-properties fo:text-align="start" style:justify-single-word="false"/>
      <style:text-properties style:font-name="Cambria" fo:font-size="12pt" fo:font-style="italic" officeooo:rsid="00246d65" officeooo:paragraph-rsid="00246d65" style:font-size-asian="10.5pt" style:font-style-asian="italic" style:font-size-complex="12pt" style:font-style-complex="italic"/>
    </style:style>
    <style:style style:name="P18" style:family="paragraph" style:parent-style-name="Standard">
      <style:paragraph-properties fo:text-align="start" style:justify-single-word="false"/>
      <style:text-properties style:font-name="Cambria" fo:font-size="12pt" fo:font-style="italic" officeooo:rsid="0024b539" officeooo:paragraph-rsid="0024b539" style:font-size-asian="10.5pt" style:font-style-asian="italic" style:font-size-complex="12pt" style:font-style-complex="italic"/>
    </style:style>
    <style:style style:name="P19" style:family="paragraph" style:parent-style-name="Standard">
      <style:paragraph-properties fo:text-align="start" style:justify-single-word="false"/>
      <style:text-properties style:font-name="Cambria" fo:font-size="12pt" fo:font-style="italic" officeooo:rsid="0024b539" officeooo:paragraph-rsid="002a9d7d" style:font-size-asian="10.5pt" style:font-style-asian="italic" style:font-size-complex="12pt" style:font-style-complex="italic"/>
    </style:style>
    <style:style style:name="P20" style:family="paragraph" style:parent-style-name="Standard">
      <style:paragraph-properties fo:text-align="start" style:justify-single-word="false"/>
      <style:text-properties style:font-name="Cambria" fo:font-size="12pt" fo:font-style="italic" officeooo:rsid="00260df2" officeooo:paragraph-rsid="00260df2" style:font-size-asian="10.5pt" style:font-style-asian="italic" style:font-size-complex="12pt" style:font-style-complex="italic"/>
    </style:style>
    <style:style style:name="P21" style:family="paragraph" style:parent-style-name="Standard">
      <style:paragraph-properties fo:text-align="start" style:justify-single-word="false"/>
      <style:text-properties style:font-name="Cambria" fo:font-size="12pt" fo:font-style="italic" officeooo:rsid="00271e15" officeooo:paragraph-rsid="00271e15" style:font-size-asian="10.5pt" style:font-style-asian="italic" style:font-size-complex="12pt" style:font-style-complex="italic"/>
    </style:style>
    <style:style style:name="P22" style:family="paragraph" style:parent-style-name="Standard">
      <style:paragraph-properties fo:text-align="start" style:justify-single-word="false"/>
      <style:text-properties style:font-name="Cambria" fo:font-size="12pt" fo:font-style="italic" officeooo:rsid="002b097b" officeooo:paragraph-rsid="002b097b" style:font-size-asian="10.5pt" style:font-style-asian="italic" style:font-size-complex="12pt" style:font-style-complex="italic"/>
    </style:style>
    <style:style style:name="P23" style:family="paragraph" style:parent-style-name="Standard">
      <style:paragraph-properties fo:text-align="start" style:justify-single-word="false"/>
      <style:text-properties style:font-name="Cambria" fo:font-size="12pt" fo:font-style="normal" officeooo:rsid="00216a0e" officeooo:paragraph-rsid="0024b539" style:font-size-asian="10.5pt" style:font-style-asian="normal" style:font-size-complex="12pt" style:font-style-complex="normal"/>
    </style:style>
    <style:style style:name="P24" style:family="paragraph" style:parent-style-name="Standard">
      <style:paragraph-properties fo:text-align="start" style:justify-single-word="false"/>
      <style:text-properties style:font-name="Cambria" fo:font-size="12pt" fo:font-style="normal" officeooo:rsid="0024b539" officeooo:paragraph-rsid="0024b539"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font-name="Cambria" fo:font-size="12pt" fo:font-weight="bold" officeooo:rsid="00227e57" officeooo:paragraph-rsid="00227e57"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Cambria" fo:font-size="12pt" fo:font-weight="bold" officeooo:rsid="00227e57" officeooo:paragraph-rsid="0023aa02" style:font-size-asian="10.5pt" style:font-weight-asian="bold" style:font-size-complex="12pt" style:font-weight-complex="bold"/>
    </style:style>
    <style:style style:name="P27" style:family="paragraph" style:parent-style-name="Standard">
      <style:paragraph-properties fo:text-align="center" style:justify-single-word="false"/>
      <style:text-properties style:font-name="Cambria" fo:font-size="16pt" officeooo:rsid="001cf0b0" officeooo:paragraph-rsid="001cf0b0" style:font-size-asian="16pt" style:font-size-complex="16pt"/>
    </style:style>
    <style:style style:name="P28" style:family="paragraph" style:parent-style-name="Standard">
      <style:paragraph-properties fo:text-align="start" style:justify-single-word="false"/>
      <style:text-properties style:font-name="Cambria" fo:font-size="16pt" officeooo:rsid="001cf0b0" officeooo:paragraph-rsid="001cf0b0" style:font-size-asian="16pt" style:font-size-complex="16pt"/>
    </style:style>
    <style:style style:name="P29" style:family="paragraph" style:parent-style-name="Standard">
      <style:paragraph-properties fo:text-align="start" style:justify-single-word="false"/>
      <style:text-properties style:font-name="Cambria" fo:font-size="14pt" officeooo:rsid="001cf0b0" officeooo:paragraph-rsid="001cf0b0" style:font-size-asian="14pt" style:font-size-complex="14pt"/>
    </style:style>
    <style:style style:name="P30" style:family="paragraph" style:parent-style-name="Standard">
      <style:paragraph-properties fo:text-align="start" style:justify-single-word="false"/>
      <style:text-properties style:font-name="Cambria" fo:font-size="14pt" officeooo:rsid="00227e57" officeooo:paragraph-rsid="00227e57" style:font-size-asian="14pt" style:font-size-complex="14pt"/>
    </style:style>
    <style:style style:name="P31" style:family="paragraph" style:parent-style-name="Standard">
      <style:paragraph-properties fo:text-align="start" style:justify-single-word="false"/>
      <style:text-properties style:font-name="Cambria" fo:font-size="14pt" officeooo:rsid="00227e57" officeooo:paragraph-rsid="00271e15" style:font-size-asian="14pt" style:font-size-complex="14pt"/>
    </style:style>
    <style:style style:name="P32" style:family="paragraph" style:parent-style-name="Standard">
      <style:paragraph-properties fo:text-align="start" style:justify-single-word="false"/>
      <style:text-properties style:font-name="Cambria" fo:font-size="14pt" officeooo:rsid="001ea875" officeooo:paragraph-rsid="001ea875" style:font-size-asian="14pt" style:font-size-complex="14pt"/>
    </style:style>
    <style:style style:name="P33" style:family="paragraph" style:parent-style-name="Standard">
      <style:paragraph-properties fo:text-align="start" style:justify-single-word="false"/>
      <style:text-properties style:font-name="Cambria" fo:font-size="14pt" officeooo:rsid="0023aa02" officeooo:paragraph-rsid="00271e15" style:font-size-asian="14pt" style:font-size-complex="14pt"/>
    </style:style>
    <style:style style:name="P34" style:family="paragraph" style:parent-style-name="Standard">
      <style:paragraph-properties fo:text-align="start" style:justify-single-word="false"/>
      <style:text-properties style:font-name="Cambria" fo:font-size="14pt" fo:font-weight="bold" officeooo:rsid="001ea875" officeooo:paragraph-rsid="001ea875"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Cambria" fo:font-size="14pt" fo:font-weight="bold" officeooo:rsid="00204b82" officeooo:paragraph-rsid="00204b82"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Cambria" fo:font-size="14pt" fo:font-weight="bold" officeooo:rsid="00216a0e" officeooo:paragraph-rsid="00216a0e"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Cambria" fo:font-size="18pt" fo:font-weight="bold" officeooo:rsid="0024b539" officeooo:paragraph-rsid="0024b539" style:font-size-asian="18pt" style:font-weight-asian="bold" style:font-size-complex="18pt" style:font-weight-complex="bold"/>
    </style:style>
    <style:style style:name="P38" style:family="paragraph" style:parent-style-name="Standard">
      <style:paragraph-properties fo:text-align="center" style:justify-single-word="false" fo:padding="0.0291in" fo:border-left="none" fo:border-right="none" fo:border-top="none" fo:border-bottom="0.99pt solid #000000" style:join-border="false"/>
      <style:text-properties style:font-name="Cambria" fo:font-size="36pt" officeooo:rsid="001cf0b0" officeooo:paragraph-rsid="001cf0b0" style:font-size-asian="36pt" style:font-size-complex="36pt"/>
    </style:style>
    <style:style style:name="P39" style:family="paragraph" style:parent-style-name="Standard">
      <style:paragraph-properties fo:text-align="center" style:justify-single-word="false" fo:padding="0.0291in" fo:border-left="none" fo:border-right="none" fo:border-top="none" fo:border-bottom="0.99pt solid #000000" style:join-border="false"/>
      <style:text-properties style:font-name="Cambria" fo:font-size="16pt" officeooo:rsid="001cf0b0" officeooo:paragraph-rsid="001cf0b0" style:font-size-asian="16pt" style:font-size-complex="16pt"/>
    </style:style>
    <style:style style:name="P40"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officeooo:rsid="001ea875" officeooo:paragraph-rsid="001ea875" style:font-size-asian="18pt" style:font-size-complex="18pt"/>
    </style:style>
    <style:style style:name="P41"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weight="bold" officeooo:rsid="001cf0b0" officeooo:paragraph-rsid="001cf0b0" style:font-size-asian="18pt" style:font-weight-asian="bold" style:font-size-complex="18pt" style:font-weight-complex="bold"/>
    </style:style>
    <style:style style:name="P42"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weight="bold" officeooo:rsid="00204b82" officeooo:paragraph-rsid="00204b82" style:font-size-asian="18pt" style:font-weight-asian="bold" style:font-size-complex="18pt" style:font-weight-complex="bold"/>
    </style:style>
    <style:style style:name="P43"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weight="bold" officeooo:rsid="00216a0e" officeooo:paragraph-rsid="00216a0e" style:font-size-asian="18pt" style:font-weight-asian="bold" style:font-size-complex="18pt" style:font-weight-complex="bold"/>
    </style:style>
    <style:style style:name="P44"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weight="bold" officeooo:rsid="00246d65" officeooo:paragraph-rsid="00246d65" style:font-size-asian="18pt" style:font-weight-asian="bold" style:font-size-complex="18pt" style:font-weight-complex="bold"/>
    </style:style>
    <style:style style:name="P45"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style="normal" fo:font-weight="bold" officeooo:rsid="00246d65" officeooo:paragraph-rsid="00246d65" style:font-size-asian="18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style="normal" fo:font-weight="bold" officeooo:rsid="0024b539" officeooo:paragraph-rsid="0024b539" style:font-size-asian="18pt" style:font-style-asian="normal" style:font-weight-asian="bold" style:font-size-complex="18pt" style:font-style-complex="normal" style:font-weight-complex="bold"/>
    </style:style>
    <style:style style:name="P47" style:family="paragraph" style:parent-style-name="Table_20_Contents">
      <style:paragraph-properties fo:text-align="start" style:justify-single-word="false"/>
      <style:text-properties style:font-name="Cambria" fo:font-size="12pt" officeooo:rsid="001cf0b0" officeooo:paragraph-rsid="001cf0b0" style:font-size-asian="10.5pt" style:font-size-complex="12pt"/>
    </style:style>
    <style:style style:name="P48" style:family="paragraph" style:parent-style-name="Table_20_Contents">
      <style:paragraph-properties fo:text-align="start" style:justify-single-word="false"/>
      <style:text-properties style:font-name="Cambria" fo:font-size="12pt" fo:font-weight="bold" officeooo:rsid="001cf0b0" officeooo:paragraph-rsid="001cf0b0" style:font-size-asian="10.5pt" style:font-weight-asian="bold" style:font-size-complex="12pt" style:font-weight-complex="bold"/>
    </style:style>
    <style:style style:name="P49" style:family="paragraph" style:parent-style-name="Table_20_Contents">
      <style:paragraph-properties fo:text-align="center" style:justify-single-word="false"/>
      <style:text-properties style:font-name="Cambria" fo:font-size="12pt" fo:font-weight="bold" officeooo:rsid="00271e15" officeooo:paragraph-rsid="00271e15"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style:font-name="Cambria" fo:font-size="12pt" fo:font-style="normal" fo:font-weight="bold" officeooo:rsid="00271e15" officeooo:paragraph-rsid="00271e15" style:font-size-asian="12pt" style:font-style-asian="normal" style:font-weight-asian="bold" style:font-size-complex="12pt" style:font-style-complex="normal" style:font-weight-complex="bold"/>
    </style:style>
    <style:style style:name="P51" style:family="paragraph" style:parent-style-name="Table_20_Contents">
      <style:paragraph-properties fo:text-align="start" style:justify-single-word="false"/>
      <style:text-properties style:font-name="Courier New" fo:font-size="10pt" officeooo:rsid="001cf0b0" officeooo:paragraph-rsid="002d3635" style:font-size-asian="10pt" style:font-size-complex="10pt"/>
    </style:style>
    <style:style style:name="P52" style:family="paragraph" style:parent-style-name="Table_20_Contents">
      <style:paragraph-properties fo:text-align="start" style:justify-single-word="false"/>
      <style:text-properties style:font-name="Courier New" fo:font-size="10pt" officeooo:rsid="002b98a2" officeooo:paragraph-rsid="002d3635" style:font-size-asian="10pt" style:font-size-complex="10pt"/>
    </style:style>
    <style:style style:name="P53" style:family="paragraph" style:parent-style-name="Standard">
      <style:paragraph-properties fo:text-align="start" style:justify-single-word="false"/>
      <style:text-properties style:font-name="Cambria" fo:font-size="18pt" fo:font-weight="bold" officeooo:rsid="001cf0b0" officeooo:paragraph-rsid="001cf0b0" style:font-size-asian="18pt" style:font-weight-asian="bold" style:font-size-complex="18pt" style:font-weight-complex="bold"/>
    </style:style>
    <style:style style:name="P54" style:family="paragraph" style:parent-style-name="Standard">
      <style:paragraph-properties fo:text-align="start" style:justify-single-word="false"/>
      <style:text-properties style:font-name="Cambria" fo:font-size="14pt" fo:font-weight="bold" officeooo:rsid="00227e57" officeooo:paragraph-rsid="00227e57"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Cambria" fo:font-size="14pt" fo:font-weight="bold" officeooo:rsid="00204b82" officeooo:paragraph-rsid="00204b82"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Cambria" fo:font-size="14pt" fo:font-style="normal" fo:font-weight="bold" officeooo:rsid="0024b539" officeooo:paragraph-rsid="0024b539"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style:font-name="Cambria" fo:font-size="12pt" fo:font-weight="bold" officeooo:rsid="0023aa02" officeooo:paragraph-rsid="0023aa02"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font-name="Cambria" fo:font-size="12pt" officeooo:rsid="00204b82" officeooo:paragraph-rsid="00204b82" style:font-size-asian="10.5pt" style:font-size-complex="12pt"/>
    </style:style>
    <style:style style:name="P59" style:family="paragraph" style:parent-style-name="Standard" style:list-style-name="L2">
      <style:paragraph-properties fo:text-align="start" style:justify-single-word="false"/>
      <style:text-properties style:font-name="Cambria" fo:font-size="12pt" officeooo:rsid="00216a0e" officeooo:paragraph-rsid="00216a0e" style:font-size-asian="10.5pt" style:font-size-complex="12pt"/>
    </style:style>
    <style:style style:name="P60" style:family="paragraph" style:parent-style-name="Standard" style:list-style-name="L2">
      <style:paragraph-properties fo:text-align="start" style:justify-single-word="false"/>
      <style:text-properties style:font-name="Cambria" fo:font-size="12pt" officeooo:rsid="00246d65" officeooo:paragraph-rsid="00216a0e" style:font-size-asian="10.5pt" style:font-size-complex="12pt"/>
    </style:style>
    <style:style style:name="P61" style:family="paragraph" style:parent-style-name="Standard" style:list-style-name="L4">
      <style:paragraph-properties fo:text-align="start" style:justify-single-word="false"/>
      <style:text-properties style:font-name="Cambria" fo:font-size="12pt" officeooo:rsid="00246d65" officeooo:paragraph-rsid="00271e15" style:font-size-asian="10.5pt" style:font-size-complex="12pt"/>
    </style:style>
    <style:style style:name="P62" style:family="paragraph" style:parent-style-name="Standard" style:list-style-name="L5">
      <style:paragraph-properties fo:text-align="start" style:justify-single-word="false"/>
      <style:text-properties style:font-name="Cambria" fo:font-size="12pt" officeooo:rsid="00246d65" officeooo:paragraph-rsid="00271e15" style:font-size-asian="10.5pt" style:font-size-complex="12pt"/>
    </style:style>
    <style:style style:name="P63" style:family="paragraph" style:parent-style-name="Standard" style:list-style-name="L3">
      <style:paragraph-properties fo:text-align="start" style:justify-single-word="false"/>
      <style:text-properties style:font-name="Cambria" fo:font-size="12pt" officeooo:rsid="0023aa02" officeooo:paragraph-rsid="00271e15" style:font-size-asian="10.5pt" style:font-size-complex="12pt"/>
    </style:style>
    <style:style style:name="P64" style:family="paragraph" style:parent-style-name="Standard">
      <style:paragraph-properties fo:text-align="start" style:justify-single-word="false"/>
      <style:text-properties style:font-name="Cambria" fo:font-size="12pt" fo:font-style="italic" officeooo:rsid="00216a0e" officeooo:paragraph-rsid="0023aa02" style:font-size-asian="10.5pt" style:font-style-asian="italic" style:font-size-complex="12pt" style:font-style-complex="italic"/>
    </style:style>
    <style:style style:name="P65" style:family="paragraph" style:parent-style-name="Standard">
      <style:paragraph-properties fo:text-align="start" style:justify-single-word="false" fo:padding="0.0291in" fo:border-left="none" fo:border-right="none" fo:border-top="none" fo:border-bottom="0.99pt solid #000000" style:join-border="false"/>
      <style:text-properties style:font-name="Cambria" fo:font-size="18pt" fo:font-style="normal" fo:font-weight="bold" officeooo:rsid="0024b539" officeooo:paragraph-rsid="0024b539" style:font-size-asian="18pt" style:font-style-asian="normal" style:font-weight-asian="bold" style:font-size-complex="18pt" style:font-style-complex="normal" style:font-weight-complex="bold"/>
    </style:style>
    <style:style style:name="P66" style:family="paragraph" style:parent-style-name="Table_20_Contents">
      <style:paragraph-properties fo:text-align="start" style:justify-single-word="false"/>
      <style:text-properties style:font-name="Courier New" fo:font-size="10pt" officeooo:rsid="002b98a2" officeooo:paragraph-rsid="002d363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04b82" style:font-weight-asian="bold" style:font-weight-complex="bold"/>
    </style:style>
    <style:style style:name="T3" style:family="text">
      <style:text-properties fo:font-weight="bold" officeooo:rsid="001ea875" style:font-weight-asian="bold" style:font-weight-complex="bold"/>
    </style:style>
    <style:style style:name="T4" style:family="text">
      <style:text-properties fo:font-weight="bold" officeooo:rsid="00227e57" style:font-weight-asian="bold" style:font-weight-complex="bold"/>
    </style:style>
    <style:style style:name="T5" style:family="text">
      <style:text-properties fo:font-weight="bold" officeooo:rsid="00260df2" style:font-weight-asian="bold" style:font-weight-complex="bold"/>
    </style:style>
    <style:style style:name="T6" style:family="text">
      <style:text-properties fo:font-weight="bold" officeooo:rsid="002b98a2" style:font-weight-asian="bold" style:font-weight-complex="bold"/>
    </style:style>
    <style:style style:name="T7" style:family="text">
      <style:text-properties officeooo:rsid="001cf0b0"/>
    </style:style>
    <style:style style:name="T8" style:family="text">
      <style:text-properties fo:font-size="16pt" style:font-size-asian="16pt" style:font-size-complex="16pt"/>
    </style:style>
    <style:style style:name="T9" style:family="text">
      <style:text-properties officeooo:rsid="001ea875"/>
    </style:style>
    <style:style style:name="T10" style:family="text">
      <style:text-properties officeooo:rsid="00204b82"/>
    </style:style>
    <style:style style:name="T11" style:family="text">
      <style:text-properties officeooo:rsid="00216a0e"/>
    </style:style>
    <style:style style:name="T12" style:family="text">
      <style:text-properties officeooo:rsid="00227e57"/>
    </style:style>
    <style:style style:name="T13" style:family="text">
      <style:text-properties fo:font-style="italic" style:font-style-asian="italic" style:font-style-complex="italic"/>
    </style:style>
    <style:style style:name="T14" style:family="text">
      <style:text-properties fo:font-style="italic" officeooo:rsid="00227e57" style:font-style-asian="italic" style:font-style-complex="italic"/>
    </style:style>
    <style:style style:name="T15" style:family="text">
      <style:text-properties officeooo:rsid="00246d65"/>
    </style:style>
    <style:style style:name="T16" style:family="text">
      <style:text-properties officeooo:rsid="0024b539"/>
    </style:style>
    <style:style style:name="T17" style:family="text">
      <style:text-properties officeooo:rsid="00260df2"/>
    </style:style>
    <style:style style:name="T18" style:family="text">
      <style:text-properties officeooo:rsid="0028a0e8"/>
    </style:style>
    <style:style style:name="T19" style:family="text">
      <style:text-properties officeooo:rsid="002a9d7d"/>
    </style:style>
    <style:style style:name="T20" style:family="text">
      <style:text-properties officeooo:rsid="002b98a2"/>
    </style:style>
    <style:style style:name="T21" style:family="text">
      <style:text-properties officeooo:rsid="002e88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1"/>
      <text:p text:style-name="P1">Software Requirements Specification</text:p>
      <text:p text:style-name="P2"><text:line-break/><text:span text:style-name="T8">for</text:span></text:p>
      <text:p text:style-name="P2"/>
      <text:p text:style-name="P1">Holiday Mailer</text:p>
      <text:p text:style-name="P2"/>
      <text:p text:style-name="P2"/>
      <text:p text:style-name="P27">Version 1.0</text:p>
      <text:p text:style-name="P27"/>
      <text:p text:style-name="P27"/>
      <text:p text:style-name="P27">Prepared by Chris Park</text:p>
      <text:p text:style-name="P27"/>
      <text:p text:style-name="P27"/>
      <text:p text:style-name="P27">Team: Bits Be Flippin'</text:p>
      <text:p text:style-name="P27"/>
      <text:p text:style-name="P27"/>
      <text:p text:style-name="P27">November 5, 2014</text:p>
      <text:p text:style-name="P27"/>
      <text:p text:style-name="P27"/>
      <text:p text:style-name="P27"/>
      <text:p text:style-name="P39"/>
      <text:p text:style-name="P28"/>
      <text:p text:style-name="P28"/>
      <text:p text:style-name="P28"/>
      <text:p text:style-name="P28"/>
      <text:p text:style-name="P37"><text:soft-page-break/>Table of Contents</text:p>
      <table:table table:name="Table1" table:style-name="Table1">
        <table:table-column table:style-name="Table1.A"/>
        <table:table-row table:style-name="Table1.1">
          <table:table-cell table:style-name="Table1.A1" office:value-type="string">
            <text:p text:style-name="P51">Table of Contents...............................................................ii</text:p>
            <text:p text:style-name="P51">Revision History................................................................ii</text:p>
            <text:p text:style-name="P52">1.0 Introduction<text:span text:style-name="T7">.................................................................</text:span>1</text:p>
            <text:p text:style-name="P52"><text:s text:c="4"/>1.1 Goal and objectives<text:span text:style-name="T7">......................................................</text:span>1</text:p>
            <text:p text:style-name="P52"><text:s text:c="4"/>1.2 Project scope and features<text:span text:style-name="T7">...............................................</text:span>1</text:p>
            <text:p text:style-name="P52"><text:s text:c="4"/>1.3 Context<text:span text:style-name="T7">..................................................................</text:span>1</text:p>
            <text:p text:style-name="P52">2.0 Usage Scenario<text:span text:style-name="T7">...............................................................</text:span>1</text:p>
            <text:p text:style-name="P52"><text:s text:c="4"/>2.1 User profiles<text:span text:style-name="T7">............................................................</text:span>1</text:p>
            <text:p text:style-name="P52"><text:s text:c="4"/>2.2 Use-cases<text:span text:style-name="T7">................................................................</text:span>1</text:p>
            <text:p text:style-name="P52"><text:s text:c="4"/>2.3 Special requirements<text:span text:style-name="T7">.....................................................</text:span>2</text:p>
            <text:p text:style-name="P52">3.0 Data Model and Description<text:span text:style-name="T7">...................................................</text:span>2</text:p>
            <text:p text:style-name="P52"><text:s text:c="4"/>3.1 Class/Data objects<text:span text:style-name="T7">.......................................................</text:span>2</text:p>
            <text:p text:style-name="P52"><text:s text:c="4"/>3.2 Relationships<text:span text:style-name="T7">............................................................</text:span>2</text:p>
            <text:p text:style-name="P52">4.0 Model and Description<text:span text:style-name="T7">........................................................</text:span>2</text:p>
            <text:p text:style-name="P52"><text:s text:c="4"/>4.1 Features<text:span text:style-name="T7">.................................................................</text:span>2</text:p>
            <text:p text:style-name="P52"><text:s text:c="4"/>4.2 Class <text:span text:style-name="T21">d</text:span>escriptions<text:span text:style-name="T7">.......................................................</text:span>2</text:p>
            <text:p text:style-name="P52"><text:s text:c="4"/>4.3 User interface (GUI)<text:span text:style-name="T7">.....................................................</text:span>3</text:p>
            <text:p text:style-name="P52">5.0 Behavioral Model and Description.............................................3</text:p>
            <text:p text:style-name="P52">6.0 Restrictions, Limitations and Constraints<text:span text:style-name="T7">....................................</text:span>4</text:p>
            <text:p text:style-name="P52">7.0 Validation Criteria<text:span text:style-name="T7">..........................................................</text:span>4</text:p>
            <text:p text:style-name="P52">8.0 Appendices<text:span text:style-name="T7">...................................................................</text:span>4</text:p>
          </table:table-cell>
        </table:table-row>
      </table:table>
      <text:p text:style-name="P3"/>
      <text:p text:style-name="P3"/>
      <text:p text:style-name="P53">Revision History</text:p>
      <table:table table:name="RevisionHistory" table:style-name="RevisionHistory">
        <table:table-column table:style-name="RevisionHistory.A" table:number-columns-repeated="3"/>
        <table:table-column table:style-name="RevisionHistory.D"/>
        <table:table-row>
          <table:table-cell table:style-name="RevisionHistory.A1" office:value-type="string">
            <text:p text:style-name="P48">Name</text:p>
          </table:table-cell>
          <table:table-cell table:style-name="RevisionHistory.A1" office:value-type="string">
            <text:p text:style-name="P48">Date</text:p>
          </table:table-cell>
          <table:table-cell table:style-name="RevisionHistory.A1" office:value-type="string">
            <text:p text:style-name="P48">Reason for Changes</text:p>
          </table:table-cell>
          <table:table-cell table:style-name="RevisionHistory.D1" office:value-type="string">
            <text:p text:style-name="P48">Version</text:p>
          </table:table-cell>
        </table:table-row>
        <table:table-row table:style-name="RevisionHistory.2">
          <table:table-cell table:style-name="RevisionHistory.A2" office:value-type="string">
            <text:p text:style-name="P47">Chris Park</text:p>
          </table:table-cell>
          <table:table-cell table:style-name="RevisionHistory.A2" office:value-type="string">
            <text:p text:style-name="P47">10/5/14</text:p>
          </table:table-cell>
          <table:table-cell table:style-name="RevisionHistory.A2" office:value-type="string">
            <text:p text:style-name="P47">initial draft</text:p>
          </table:table-cell>
          <table:table-cell table:style-name="RevisionHistory.D2" office:value-type="string">
            <text:p text:style-name="P47">1.0 draft 1</text:p>
          </table:table-cell>
        </table:table-row>
        <table:table-row table:style-name="RevisionHistory.2">
          <table:table-cell table:style-name="RevisionHistory.A2" office:value-type="string">
            <text:p text:style-name="P47"/>
          </table:table-cell>
          <table:table-cell table:style-name="RevisionHistory.B3" office:value-type="string">
            <text:p text:style-name="P47"/>
          </table:table-cell>
          <table:table-cell table:style-name="RevisionHistory.A2" office:value-type="string">
            <text:p text:style-name="P47"/>
          </table:table-cell>
          <table:table-cell table:style-name="RevisionHistory.D2" office:value-type="string">
            <text:p text:style-name="P47"/>
          </table:table-cell>
        </table:table-row>
        <table:table-row table:style-name="RevisionHistory.2">
          <table:table-cell table:style-name="RevisionHistory.A2" office:value-type="string">
            <text:p text:style-name="P47"/>
          </table:table-cell>
          <table:table-cell table:style-name="RevisionHistory.B3" office:value-type="string">
            <text:p text:style-name="P47"/>
          </table:table-cell>
          <table:table-cell table:style-name="RevisionHistory.A2" office:value-type="string">
            <text:p text:style-name="P47"/>
          </table:table-cell>
          <table:table-cell table:style-name="RevisionHistory.D2" office:value-type="string">
            <text:p text:style-name="P47"/>
          </table:table-cell>
        </table:table-row>
        <table:table-row table:style-name="RevisionHistory.2">
          <table:table-cell table:style-name="RevisionHistory.A2" office:value-type="string">
            <text:p text:style-name="P47"/>
          </table:table-cell>
          <table:table-cell table:style-name="RevisionHistory.B3" office:value-type="string">
            <text:p text:style-name="P47"/>
          </table:table-cell>
          <table:table-cell table:style-name="RevisionHistory.A2" office:value-type="string">
            <text:p text:style-name="P47"/>
          </table:table-cell>
          <table:table-cell table:style-name="RevisionHistory.D2" office:value-type="string">
            <text:p text:style-name="P47"/>
          </table:table-cell>
        </table:table-row>
        <table:table-row table:style-name="RevisionHistory.2">
          <table:table-cell table:style-name="RevisionHistory.A2" office:value-type="string">
            <text:p text:style-name="P47"/>
          </table:table-cell>
          <table:table-cell table:style-name="RevisionHistory.B3" office:value-type="string">
            <text:p text:style-name="P47"/>
          </table:table-cell>
          <table:table-cell table:style-name="RevisionHistory.A2" office:value-type="string">
            <text:p text:style-name="P47"/>
          </table:table-cell>
          <table:table-cell table:style-name="RevisionHistory.D2" office:value-type="string">
            <text:p text:style-name="P4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text:soft-page-break/>1.<text:span text:style-name="T9">0</text:span> Introduction</text:p>
      <text:p text:style-name="P3"/>
      <text:p text:style-name="P29"><text:span text:style-name="T1">1.1 </text:span><text:span text:style-name="T3">Goals and objectives</text:span></text:p>
      <text:p text:style-name="P4">This SRS describes the functionality requirements for version 1.0 of the Holiday Mailer (HM). This document is to be used by the project team members that will implement and verify the functionality of the software.</text:p>
      <text:p text:style-name="P3"/>
      <text:p text:style-name="P29"><text:span text:style-name="T1">1.2 Project </text:span><text:span text:style-name="T4">s</text:span><text:span text:style-name="T1">cope and </text:span><text:span text:style-name="T5">f</text:span><text:span text:style-name="T1">eatures</text:span></text:p>
      <text:p text:style-name="P4">The Holiday Mailer will allow a user to send a friendly holiday greeting email to any of the contacts available within the database maintained by the <text:span text:style-name="T17">software</text:span>.</text:p>
      <text:p text:style-name="P4"/>
      <text:p text:style-name="P54">1.3 Context</text:p>
      <text:p text:style-name="P9">The Holiday Mailer is intended for use by anyone running a windows operating system, with an email address and access to the internet.</text:p>
      <text:p text:style-name="P9"/>
      <text:p text:style-name="P40"><text:span text:style-name="T1">2.0 </text:span><text:span text:style-name="T2">Usage Scenario</text:span></text:p>
      <text:p text:style-name="P4"/>
      <text:p text:style-name="P32"><text:span text:style-name="T1">2.</text:span><text:span text:style-name="T2">1</text:span><text:span text:style-name="T1"> User profiles</text:span></text:p>
      <text:p text:style-name="P57">User:</text:p>
      <text:p text:style-name="P12">A user is any operator of the software who has added their name and email address to the program.</text:p>
      <text:p text:style-name="P4"/>
      <text:p text:style-name="P34">2.<text:span text:style-name="T10">2</text:span> Use-cases</text:p>
      <text:p text:style-name="P20">Add additional as necessary</text:p>
      <text:p text:style-name="P20"/>
      <text:p text:style-name="P25">Add Contact:</text:p>
      <text:p text:style-name="P12">Opens a dialog allowing the user to enter the Name and Email address of a contact to add to the database.</text:p>
      <text:p text:style-name="P12"/>
      <text:p text:style-name="P25">Edit Contacts:</text:p>
      <text:p text:style-name="P12">Opens a dialog populated by the selected list of contacts from the main form. The user may click a contact in the list to populate the text box fields with that contacts information. Information for that contact may then be edited and changes may be confirmed and added back into the database.</text:p>
      <text:p text:style-name="P9"/>
      <text:p text:style-name="P26">Remove Contacts:</text:p>
      <text:p text:style-name="P12">Any contacts selected within the main form will be removed upon clicking the remove button.</text:p>
      <text:p text:style-name="P10"/>
      <text:p text:style-name="P25">Add User:</text:p>
      <text:p text:style-name="P12">Opens a dialog allowing a user to enter their Name and Email address to be added to the list of users.</text:p>
      <text:p text:style-name="P9"/>
      <text:p text:style-name="P25">Send Email:</text:p>
      <text:p text:style-name="P12">Sends a holiday email to all selected contacts in the list. Options to send to all contacts and contacts by previously received email will also be available</text:p>
      <text:p text:style-name="P12"/>
      <text:p text:style-name="P35"><text:soft-page-break/>2.3 Special Requirements</text:p>
      <text:p text:style-name="P15">Add as available</text:p>
      <text:p text:style-name="P5"/>
      <text:p text:style-name="P42">3.0 Data Model and Description</text:p>
      <text:p text:style-name="P5"/>
      <text:p text:style-name="P35">3.1 Class/Data objects</text:p>
      <text:p text:style-name="P5">The Holiday mailer will contain the following:</text:p>
      <text:p text:style-name="P5"/>
      <text:list xml:id="list834384871731792466" text:style-name="L1">
        <text:list-item>
          <text:p text:style-name="P58">A SQLite database for storage of contacts.</text:p>
        </text:list-item>
        <text:list-item>
          <text:p text:style-name="P58">A DatabaseManager class that creates, maintains, and allows changes to the SQLite database of contacts.</text:p>
        </text:list-item>
        <text:list-item>
          <text:p text:style-name="P58">A Contact class that holds information about a contact from the SQLite database.</text:p>
        </text:list-item>
        <text:list-item>
          <text:p text:style-name="P58">A <text:span text:style-name="T11">U</text:span>ser <text:span text:style-name="T11">class</text:span> <text:span text:style-name="T11">that</text:span> holds information about the person sending emails to contacts in the database.</text:p>
        </text:list-item>
      </text:list>
      <text:p text:style-name="P5"/>
      <text:p text:style-name="P35">3.<text:span text:style-name="T11">2</text:span> Relationships</text:p>
      <text:p text:style-name="P14">Insert UML diagram here.</text:p>
      <text:p text:style-name="P5"/>
      <text:p text:style-name="P43">4.0 Model and Description</text:p>
      <text:p text:style-name="P6"/>
      <text:p text:style-name="P36">4.1 <text:span text:style-name="T15">Features</text:span></text:p>
      <text:p text:style-name="P7"><text:span text:style-name="T13">Add </text:span><text:span text:style-name="T14">additional features </text:span><text:span text:style-name="T13">as </text:span><text:span text:style-name="T14">they become</text:span><text:span text:style-name="T13"> available</text:span></text:p>
      <text:p text:style-name="P6"/>
      <text:list xml:id="list4007437292113569675" text:style-name="L2">
        <text:list-item>
          <text:p text:style-name="P59">The Holiday greeting will be provided as a template with contact <text:span text:style-name="T12">and user </text:span>information inserted where applicable.</text:p>
          <text:p text:style-name="P59"/>
        </text:list-item>
        <text:list-item>
          <text:p text:style-name="P60">A user will be able to attach and remove files to an email as necessary.</text:p>
        </text:list-item>
      </text:list>
      <text:p text:style-name="P6"/>
      <text:p text:style-name="P36">4.2 Class <text:span text:style-name="T20">d</text:span>escriptions</text:p>
      <text:p text:style-name="P64">Flesh out detailed information about the fields and methods of each class here</text:p>
      <table:table table:name="Table2" table:style-name="Table2">
        <table:table-column table:style-name="Table2.A" table:number-columns-repeated="3"/>
        <table:table-row>
          <table:table-cell table:style-name="Table2.A1" office:value-type="string">
            <text:p text:style-name="P49">Class</text:p>
          </table:table-cell>
          <table:table-cell table:style-name="Table2.A1" office:value-type="string">
            <text:p text:style-name="P49">Fields</text:p>
          </table:table-cell>
          <table:table-cell table:style-name="Table2.C1" office:value-type="string">
            <text:p text:style-name="P49">Methods</text:p>
          </table:table-cell>
        </table:table-row>
        <table:table-row table:style-name="Table2.2">
          <table:table-cell table:style-name="Table2.A2" office:value-type="string">
            <text:p text:style-name="P11"/>
            <text:p text:style-name="P31">DatabaseManager</text:p>
          </table:table-cell>
          <table:table-cell table:style-name="Table2.B4" office:value-type="string">
            <text:p text:style-name="P16">Add as created</text:p>
          </table:table-cell>
          <table:table-cell table:style-name="Table2.C4" office:value-type="string">
            <text:p text:style-name="P16">Add as created</text:p>
          </table:table-cell>
        </table:table-row>
        <table:table-row table:style-name="Table2.3">
          <table:table-cell table:style-name="Table2.B4" office:value-type="string">
            <text:p text:style-name="P11"/>
            <text:p text:style-name="P31">Contact</text:p>
          </table:table-cell>
          <table:table-cell table:style-name="Table2.B4" office:value-type="string">
            <text:list xml:id="list3720315815965016774" text:style-name="L3">
              <text:list-item>
                <text:p text:style-name="P63">First Name</text:p>
              </text:list-item>
              <text:list-item>
                <text:p text:style-name="P63">Last Name</text:p>
              </text:list-item>
              <text:list-item>
                <text:p text:style-name="P63">Email Address</text:p>
              </text:list-item>
              <text:list-item>
                <text:p text:style-name="P63">Previous Email Received (Boolean)</text:p>
              </text:list-item>
            </text:list>
          </table:table-cell>
          <table:table-cell table:style-name="Table2.C4" office:value-type="string">
            <text:p text:style-name="P16">Add as created</text:p>
          </table:table-cell>
        </table:table-row>
        <table:table-row table:style-name="Table2.4">
          <table:table-cell table:style-name="Table2.B4" office:value-type="string">
            <text:p text:style-name="P11"/>
            <text:p text:style-name="P31">User</text:p>
          </table:table-cell>
          <table:table-cell table:style-name="Table2.B4" office:value-type="string">
            <text:list xml:id="list193314087148916" text:continue-numbering="true" text:style-name="L3">
              <text:list-item>
                <text:p text:style-name="P63">First Name</text:p>
              </text:list-item>
              <text:list-item>
                <text:p text:style-name="P63">Last Name</text:p>
              </text:list-item>
              <text:list-item>
                <text:p text:style-name="P63">Email Address</text:p>
              </text:list-item>
            </text:list>
          </table:table-cell>
          <table:table-cell table:style-name="Table2.C4" office:value-type="string">
            <text:p text:style-name="P16">Add as created</text:p>
          </table:table-cell>
        </table:table-row>
      </table:table>
      <text:p text:style-name="P30"><text:soft-page-break/><text:span text:style-name="T1">4.3 User </text:span><text:span text:style-name="T6">i</text:span><text:span text:style-name="T1">nterface (GUI)</text:span></text:p>
      <table:table table:name="Table3" table:style-name="Table3">
        <table:table-column table:style-name="Table3.A"/>
        <table:table-column table:style-name="Table3.B"/>
        <table:table-row>
          <table:table-cell table:style-name="Table3.A1" office:value-type="string">
            <text:p text:style-name="P50">Form</text:p>
          </table:table-cell>
          <table:table-cell table:style-name="Table3.B1" office:value-type="string">
            <text:p text:style-name="P50">Contains</text:p>
          </table:table-cell>
        </table:table-row>
        <table:table-row>
          <table:table-cell table:style-name="Table3.A5" office:value-type="string">
            <text:p text:style-name="P33">Main</text:p>
            <text:p text:style-name="P21">Add Thumbnail Image</text:p>
          </table:table-cell>
          <table:table-cell table:style-name="Table3.B5" office:value-type="string">
            <text:list xml:id="list7227594016360279842" text:style-name="L4">
              <text:list-item>
                <text:p text:style-name="P61">List of Contacts</text:p>
                <text:list>
                  <text:list-item>
                    <text:p text:style-name="P61">Sortable by first name, last name</text:p>
                  </text:list-item>
                  <text:list-item>
                    <text:p text:style-name="P61">List by last initial</text:p>
                  </text:list-item>
                </text:list>
              </text:list-item>
              <text:list-item>
                <text:p text:style-name="P61">Email preview</text:p>
              </text:list-item>
              <text:list-item>
                <text:p text:style-name="P61">Context buttons:</text:p>
                <text:list>
                  <text:list-item>
                    <text:p text:style-name="P61">Add contact</text:p>
                  </text:list-item>
                  <text:list-item>
                    <text:p text:style-name="P61">Remove contact</text:p>
                  </text:list-item>
                  <text:list-item>
                    <text:p text:style-name="P61">Add user</text:p>
                  </text:list-item>
                  <text:list-item>
                    <text:p text:style-name="P61">Attach file</text:p>
                  </text:list-item>
                  <text:list-item>
                    <text:p text:style-name="P61">Send emails</text:p>
                  </text:list-item>
                </text:list>
              </text:list-item>
            </text:list>
          </table:table-cell>
        </table:table-row>
        <table:table-row>
          <table:table-cell table:style-name="Table3.A5" office:value-type="string">
            <text:p text:style-name="P33">Add Contact</text:p>
            <text:p text:style-name="P21">Add Thumbnail Image</text:p>
          </table:table-cell>
          <table:table-cell table:style-name="Table3.B5" office:value-type="string">
            <text:list xml:id="list8814314640163538851" text:style-name="L5">
              <text:list-item>
                <text:p text:style-name="P62">Field for first name</text:p>
              </text:list-item>
              <text:list-item>
                <text:p text:style-name="P62">Field for last name</text:p>
              </text:list-item>
              <text:list-item>
                <text:p text:style-name="P62">Field for email address</text:p>
              </text:list-item>
              <text:list-item>
                <text:p text:style-name="P62">Context Buttons</text:p>
                <text:list>
                  <text:list-item>
                    <text:p text:style-name="P62">Add</text:p>
                  </text:list-item>
                  <text:list-item>
                    <text:p text:style-name="P62">Cancel</text:p>
                  </text:list-item>
                </text:list>
              </text:list-item>
            </text:list>
          </table:table-cell>
        </table:table-row>
        <table:table-row>
          <table:table-cell table:style-name="Table3.A5" office:value-type="string">
            <text:p text:style-name="P33">Add User</text:p>
            <text:p text:style-name="P21">Add Thumbnail Image</text:p>
          </table:table-cell>
          <table:table-cell table:style-name="Table3.B5" office:value-type="string">
            <text:list xml:id="list193314092165622" text:continue-numbering="true" text:style-name="L5">
              <text:list-item>
                <text:p text:style-name="P62">Field for first name</text:p>
              </text:list-item>
              <text:list-item>
                <text:p text:style-name="P62">Field for last name</text:p>
              </text:list-item>
              <text:list-item>
                <text:p text:style-name="P62">Field for email address</text:p>
              </text:list-item>
              <text:list-item>
                <text:p text:style-name="P62">Context buttons:</text:p>
                <text:list>
                  <text:list-item>
                    <text:p text:style-name="P62">Add</text:p>
                  </text:list-item>
                  <text:list-item>
                    <text:p text:style-name="P62">Cancel</text:p>
                  </text:list-item>
                </text:list>
              </text:list-item>
            </text:list>
          </table:table-cell>
        </table:table-row>
        <table:table-row>
          <table:table-cell table:style-name="Table3.A5" office:value-type="string">
            <text:p text:style-name="P33"><text:span text:style-name="T15">Edit</text:span> Contacts</text:p>
            <text:p text:style-name="P21">Add Thumbnail Image</text:p>
          </table:table-cell>
          <table:table-cell table:style-name="Table3.B5" office:value-type="string">
            <text:list xml:id="list193314093141732" text:continue-numbering="true" text:style-name="L5">
              <text:list-item>
                <text:p text:style-name="P62">Field for first name</text:p>
              </text:list-item>
              <text:list-item>
                <text:p text:style-name="P62">Field for last name</text:p>
              </text:list-item>
              <text:list-item>
                <text:p text:style-name="P62">Field for email address</text:p>
              </text:list-item>
              <text:list-item>
                <text:p text:style-name="P62">List of selected contacts</text:p>
              </text:list-item>
            </text:list>
          </table:table-cell>
        </table:table-row>
        <table:table-row>
          <table:table-cell table:style-name="Table3.A6" office:value-type="string">
            <text:p text:style-name="P33">Attach File</text:p>
            <text:p text:style-name="P21">Add Thumbnail Image</text:p>
          </table:table-cell>
          <table:table-cell table:style-name="Table3.B6" office:value-type="string">
            <text:list xml:id="list193314094157225" text:continue-numbering="true" text:style-name="L5">
              <text:list-item>
                <text:p text:style-name="P62">Field for file path</text:p>
              </text:list-item>
              <text:list-item>
                <text:p text:style-name="P62">Context button<text:span text:style-name="T18">s:</text:span></text:p>
                <text:list>
                  <text:list-item>
                    <text:p text:style-name="P62">Browse</text:p>
                  </text:list-item>
                  <text:list-item>
                    <text:p text:style-name="P62">Attach</text:p>
                  </text:list-item>
                  <text:list-item>
                    <text:p text:style-name="P62">Cancel</text:p>
                  </text:list-item>
                </text:list>
              </text:list-item>
            </text:list>
          </table:table-cell>
        </table:table-row>
      </table:table>
      <text:p text:style-name="P54"/>
      <text:p text:style-name="P13"/>
      <text:p text:style-name="P44">5.0 Behavioral Model and Description</text:p>
      <text:p text:style-name="P17">Flesh out as development progresses</text:p>
      <text:p text:style-name="P17"/>
      <text:p text:style-name="P17"/>
      <text:p text:style-name="P17"/>
      <text:p text:style-name="P22"/>
      <text:p text:style-name="P22"/>
      <text:p text:style-name="P22"/>
      <text:p text:style-name="P22"/>
      <text:p text:style-name="P45"><text:soft-page-break/>6.0 Restrictions, Limitations and Constraints</text:p>
      <text:p text:style-name="P18">Add additional constraints as development progresses</text:p>
      <text:p text:style-name="P24"/>
      <text:p text:style-name="P8">The DatabaseManager class will provide all <text:span text:style-name="T16">necessary</text:span> information to the User and Contact classes which will be used to display and provide information for the user to interact with inside of the GUI interface. </text:p>
      <text:p text:style-name="P8"/>
      <text:p text:style-name="P23">Any changes or additions to the contacts will be updated by the DatabaseManager via the User and Contact classes.</text:p>
      <text:p text:style-name="P23"/>
      <text:p text:style-name="P46">7.0 Validation Criteria</text:p>
      <text:p text:style-name="P19">Add additional <text:span text:style-name="T19">criteria as development progresses</text:span></text:p>
      <text:p text:style-name="P24"/>
      <text:p text:style-name="P56">7.1 Classes of tests</text:p>
      <text:p text:style-name="P24">Tests will either be presented as mock mains or unit tests which target the specific functionality of a feature.</text:p>
      <text:p text:style-name="P24"/>
      <text:p text:style-name="P56">7.2 Expected software response</text:p>
      <text:p text:style-name="P24">All tests are expected to pass in so far as they are relevant to a given feature. Every attempt should be made to eliminate bugs as they appear, before committing changes to the repository.</text:p>
      <text:p text:style-name="P24"/>
      <text:p text:style-name="P46">8.0 Appendices</text:p>
      <text:p text:style-name="P18">Add as become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16:20:08.139000000</meta:creation-date>
    <dc:date>2014-11-06T19:33:14.025000000</dc:date>
    <meta:editing-duration>PT45M8S</meta:editing-duration>
    <meta:editing-cycles>6</meta:editing-cycles>
    <meta:generator>LibreOffice/4.2.0.4$Windows_x86 LibreOffice_project/05dceb5d363845f2cf968344d7adab8dcfb2ba71</meta:generator>
    <meta:document-statistic meta:table-count="4" meta:image-count="0" meta:object-count="0" meta:page-count="6" meta:paragraph-count="155" meta:word-count="863" meta:character-count="6235" meta:non-whitespace-character-count="5525"/>
  </office:meta>
</office:document-meta>
</file>